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fo:font-weight="normal" officeooo:rsid="0024f354" officeooo:paragraph-rsid="0024f354" style:font-weight-asian="normal" style:font-weight-complex="normal"/>
    </style:style>
    <style:style style:name="P2" style:family="paragraph" style:parent-style-name="Standard">
      <style:paragraph-properties fo:text-align="justify" style:justify-single-word="false"/>
      <style:text-properties fo:language="en" fo:country="US" officeooo:rsid="001bada5" officeooo:paragraph-rsid="001bada5"/>
    </style:style>
    <style:style style:name="P3" style:family="paragraph" style:parent-style-name="Standard">
      <style:paragraph-properties fo:text-align="justify" style:justify-single-word="false"/>
      <style:text-properties fo:language="en" fo:country="US" officeooo:rsid="001bada5" officeooo:paragraph-rsid="001ef40f"/>
    </style:style>
    <style:style style:name="P4" style:family="paragraph" style:parent-style-name="Standard">
      <style:paragraph-properties fo:text-align="justify" style:justify-single-word="false"/>
      <style:text-properties fo:language="en" fo:country="US" fo:font-weight="bold" officeooo:rsid="001bada5" officeooo:paragraph-rsid="0024f354" style:font-weight-asian="bold" style:font-weight-complex="bold"/>
    </style:style>
    <style:style style:name="P5" style:family="paragraph" style:parent-style-name="Standard">
      <style:paragraph-properties fo:text-align="justify" style:justify-single-word="false"/>
      <style:text-properties fo:language="en" fo:country="US" fo:font-weight="bold" officeooo:rsid="002705f9" officeooo:paragraph-rsid="002705f9" style:font-weight-asian="bold" style:font-weight-complex="bold"/>
    </style:style>
    <style:style style:name="P6" style:family="paragraph" style:parent-style-name="Standard">
      <style:paragraph-properties fo:text-align="justify" style:justify-single-word="false"/>
      <style:text-properties fo:language="en" fo:country="US" fo:font-weight="bold" officeooo:rsid="002ce32d" officeooo:paragraph-rsid="002ce32d" style:font-weight-asian="bold" style:font-weight-complex="bold"/>
    </style:style>
    <style:style style:name="P7" style:family="paragraph" style:parent-style-name="Standard">
      <style:paragraph-properties fo:text-align="justify" style:justify-single-word="false"/>
      <style:text-properties officeooo:rsid="000b40eb" officeooo:paragraph-rsid="001af783"/>
    </style:style>
    <style:style style:name="P8" style:family="paragraph" style:parent-style-name="Standard">
      <style:paragraph-properties fo:text-align="justify" style:justify-single-word="false"/>
      <style:text-properties officeooo:rsid="000b40eb" officeooo:paragraph-rsid="001ef40f"/>
    </style:style>
    <style:style style:name="P9" style:family="paragraph" style:parent-style-name="Standard">
      <style:paragraph-properties fo:text-align="justify" style:justify-single-word="false"/>
      <style:text-properties officeooo:rsid="0024f354" officeooo:paragraph-rsid="0024f354"/>
    </style:style>
    <style:style style:name="P10" style:family="paragraph" style:parent-style-name="Standard">
      <style:paragraph-properties fo:text-align="justify" style:justify-single-word="false"/>
      <style:text-properties officeooo:rsid="0024f354" officeooo:paragraph-rsid="00265850"/>
    </style:style>
    <style:style style:name="P11" style:family="paragraph" style:parent-style-name="Standard">
      <style:paragraph-properties fo:text-align="center" style:justify-single-word="false"/>
      <style:text-properties style:font-name="Arial" fo:font-size="14pt" fo:language="en" fo:country="US" fo:font-weight="bold" officeooo:rsid="0012a3ae" officeooo:paragraph-rsid="0012a3ae"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Arial" fo:font-size="14pt" fo:language="en" fo:country="US" fo:font-weight="bold" officeooo:rsid="0012a3ae" officeooo:paragraph-rsid="0012a3ae"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Arial" fo:language="en" fo:country="US" fo:font-weight="bold" officeooo:rsid="0012a3ae" officeooo:paragraph-rsid="0012a3ae" style:font-weight-asian="bold" style:font-weight-complex="bold"/>
    </style:style>
    <style:style style:name="P14" style:family="paragraph" style:parent-style-name="Standard">
      <style:paragraph-properties fo:text-align="justify" style:justify-single-word="false"/>
      <style:text-properties style:font-name="Arial" fo:language="en" fo:country="US" fo:font-weight="bold" officeooo:rsid="0006ddb3" officeooo:paragraph-rsid="0006ddb3" style:font-weight-asian="bold" style:font-weight-complex="bold"/>
    </style:style>
    <style:style style:name="P15" style:family="paragraph" style:parent-style-name="Standard">
      <style:paragraph-properties fo:text-align="justify" style:justify-single-word="false"/>
      <style:text-properties style:font-name="Arial" fo:language="en" fo:country="US" fo:font-weight="bold" officeooo:rsid="000531bf" officeooo:paragraph-rsid="000531bf" style:font-weight-asian="bold" style:font-weight-complex="bold"/>
    </style:style>
    <style:style style:name="P16" style:family="paragraph" style:parent-style-name="Standard">
      <style:paragraph-properties fo:text-align="justify" style:justify-single-word="false"/>
      <style:text-properties style:font-name="Arial" fo:language="en" fo:country="US" fo:font-weight="bold" officeooo:rsid="001ef40f" officeooo:paragraph-rsid="001ef40f" style:font-weight-asian="bold" style:font-weight-complex="bold"/>
    </style:style>
    <style:style style:name="P17" style:family="paragraph" style:parent-style-name="Standard">
      <style:paragraph-properties fo:text-align="justify" style:justify-single-word="false"/>
      <style:text-properties style:font-name="Arial" fo:language="en" fo:country="US" fo:font-weight="bold" officeooo:rsid="00265850" officeooo:paragraph-rsid="00265850" style:font-weight-asian="bold" style:font-weight-complex="bold"/>
    </style:style>
    <style:style style:name="P18" style:family="paragraph" style:parent-style-name="Standard">
      <style:paragraph-properties fo:text-align="justify" style:justify-single-word="false"/>
      <style:text-properties style:font-name="Arial" fo:language="en" fo:country="US" fo:font-weight="bold" officeooo:rsid="0024630e" officeooo:paragraph-rsid="00590b1c" style:font-weight-asian="bold" style:font-weight-complex="bold"/>
    </style:style>
    <style:style style:name="P19" style:family="paragraph" style:parent-style-name="Standard">
      <style:paragraph-properties fo:text-align="justify" style:justify-single-word="false"/>
      <style:text-properties style:font-name="Arial" fo:language="en" fo:country="US" fo:font-weight="bold" officeooo:rsid="0015cd23" officeooo:paragraph-rsid="002270ac" style:font-weight-asian="bold" style:font-weight-complex="bold"/>
    </style:style>
    <style:style style:name="P20" style:family="paragraph" style:parent-style-name="Standard">
      <style:paragraph-properties fo:text-align="justify" style:justify-single-word="false"/>
      <style:text-properties style:font-name="Arial" fo:language="en" fo:country="US" fo:font-weight="bold" officeooo:rsid="00590b1c" officeooo:paragraph-rsid="0072d83a" style:font-weight-asian="bold" style:font-weight-complex="bold"/>
    </style:style>
    <style:style style:name="P21" style:family="paragraph" style:parent-style-name="Standard">
      <style:paragraph-properties fo:text-align="justify" style:justify-single-word="false"/>
      <style:text-properties style:font-name="Arial" fo:language="en" fo:country="US" fo:font-weight="normal" officeooo:rsid="000c3736" officeooo:paragraph-rsid="000c52e4" style:font-weight-asian="normal" style:font-weight-complex="normal"/>
    </style:style>
    <style:style style:name="P22" style:family="paragraph" style:parent-style-name="Standard">
      <style:paragraph-properties fo:text-align="justify" style:justify-single-word="false"/>
      <style:text-properties style:font-name="Arial" fo:language="en" fo:country="US" fo:font-weight="normal" officeooo:rsid="000c3736" officeooo:paragraph-rsid="000c3736" style:font-weight-asian="normal" style:font-weight-complex="normal"/>
    </style:style>
    <style:style style:name="P23" style:family="paragraph" style:parent-style-name="Standard">
      <style:paragraph-properties fo:text-align="justify" style:justify-single-word="false"/>
      <style:text-properties style:font-name="Arial" fo:language="en" fo:country="US" fo:font-weight="normal" officeooo:rsid="001ef40f" officeooo:paragraph-rsid="002880b6" style:font-weight-asian="normal" style:font-weight-complex="normal"/>
    </style:style>
    <style:style style:name="P24" style:family="paragraph" style:parent-style-name="Standard">
      <style:paragraph-properties fo:text-align="justify" style:justify-single-word="false"/>
      <style:text-properties style:font-name="Arial" fo:language="en" fo:country="US" fo:font-weight="normal" officeooo:rsid="001ef40f" officeooo:paragraph-rsid="001ef40f" style:font-weight-asian="normal" style:font-weight-complex="normal"/>
    </style:style>
    <style:style style:name="P25" style:family="paragraph" style:parent-style-name="Standard">
      <style:paragraph-properties fo:text-align="justify" style:justify-single-word="false"/>
      <style:text-properties style:font-name="Arial" fo:language="en" fo:country="US" fo:font-weight="normal" officeooo:rsid="0006ddb3" officeooo:paragraph-rsid="0006ddb3" style:font-weight-asian="normal" style:font-weight-complex="normal"/>
    </style:style>
    <style:style style:name="P26" style:family="paragraph" style:parent-style-name="Standard">
      <style:paragraph-properties fo:text-align="justify" style:justify-single-word="false"/>
      <style:text-properties style:font-name="Arial" fo:language="en" fo:country="US" fo:font-weight="normal" officeooo:rsid="0008aa28" officeooo:paragraph-rsid="0008aa28" style:font-weight-asian="normal" style:font-weight-complex="normal"/>
    </style:style>
    <style:style style:name="P27" style:family="paragraph" style:parent-style-name="Standard">
      <style:paragraph-properties fo:text-align="justify" style:justify-single-word="false"/>
      <style:text-properties style:font-name="Arial" fo:language="en" fo:country="US" fo:font-weight="normal" officeooo:rsid="00265850" officeooo:paragraph-rsid="00265850" style:font-weight-asian="normal" style:font-weight-complex="normal"/>
    </style:style>
    <style:style style:name="P28" style:family="paragraph" style:parent-style-name="Standard">
      <style:paragraph-properties fo:text-align="justify" style:justify-single-word="false"/>
      <style:text-properties style:font-name="Arial" fo:language="en" fo:country="US" fo:font-weight="normal" officeooo:rsid="00265850" officeooo:paragraph-rsid="00282a4b" style:font-weight-asian="normal" style:font-weight-complex="normal"/>
    </style:style>
    <style:style style:name="P29" style:family="paragraph" style:parent-style-name="Standard">
      <style:paragraph-properties fo:text-align="justify" style:justify-single-word="false"/>
      <style:text-properties style:font-name="Arial" fo:language="en" fo:country="US" fo:font-weight="normal" officeooo:rsid="002705f9" officeooo:paragraph-rsid="002705f9" style:font-weight-asian="normal" style:font-weight-complex="normal"/>
    </style:style>
    <style:style style:name="P30" style:family="paragraph" style:parent-style-name="Standard">
      <style:paragraph-properties fo:text-align="justify" style:justify-single-word="false"/>
      <style:text-properties style:font-name="Arial" fo:language="en" fo:country="US" fo:font-weight="normal" officeooo:rsid="0024f354" officeooo:paragraph-rsid="0024f354" style:font-weight-asian="normal" style:font-weight-complex="normal"/>
    </style:style>
    <style:style style:name="P31" style:family="paragraph" style:parent-style-name="Standard">
      <style:paragraph-properties fo:text-align="justify" style:justify-single-word="false"/>
      <style:text-properties style:font-name="Arial" fo:language="en" fo:country="US" fo:font-weight="normal" officeooo:rsid="003bef96" officeooo:paragraph-rsid="003bef96" style:font-weight-asian="normal" style:font-weight-complex="normal"/>
    </style:style>
    <style:style style:name="P32" style:family="paragraph" style:parent-style-name="Standard">
      <style:paragraph-properties fo:text-align="justify" style:justify-single-word="false"/>
      <style:text-properties style:font-name="Arial" fo:language="en" fo:country="US" fo:font-weight="normal" officeooo:rsid="0041a5fd" officeooo:paragraph-rsid="0041a5fd" style:font-weight-asian="normal" style:font-weight-complex="normal"/>
    </style:style>
    <style:style style:name="P33" style:family="paragraph" style:parent-style-name="Standard">
      <style:paragraph-properties fo:text-align="justify" style:justify-single-word="false"/>
      <style:text-properties style:font-name="Arial" fo:language="en" fo:country="US" fo:font-weight="normal" officeooo:rsid="004266cf" officeooo:paragraph-rsid="004266cf" style:font-weight-asian="normal" style:font-weight-complex="normal"/>
    </style:style>
    <style:style style:name="P34" style:family="paragraph" style:parent-style-name="Standard">
      <style:paragraph-properties fo:text-align="justify" style:justify-single-word="false"/>
      <style:text-properties style:font-name="Arial" fo:language="en" fo:country="US" fo:font-weight="normal" officeooo:rsid="0042b25b" officeooo:paragraph-rsid="0042b25b" style:font-weight-asian="normal" style:font-weight-complex="normal"/>
    </style:style>
    <style:style style:name="P35" style:family="paragraph" style:parent-style-name="Standard">
      <style:paragraph-properties fo:text-align="justify" style:justify-single-word="false"/>
      <style:text-properties style:font-name="Arial" fo:language="en" fo:country="US" fo:font-weight="normal" officeooo:rsid="00590b1c" officeooo:paragraph-rsid="00590b1c" style:font-weight-asian="normal" style:font-weight-complex="normal"/>
    </style:style>
    <style:style style:name="P36" style:family="paragraph" style:parent-style-name="Standard">
      <style:paragraph-properties fo:text-align="justify" style:justify-single-word="false"/>
      <style:text-properties style:font-name="Arial" fo:language="en" fo:country="US" fo:font-weight="normal" officeooo:rsid="00590b1c" officeooo:paragraph-rsid="0072d83a" style:font-weight-asian="normal" style:font-weight-complex="normal"/>
    </style:style>
    <style:style style:name="P37" style:family="paragraph" style:parent-style-name="Standard">
      <style:paragraph-properties fo:text-align="justify" style:justify-single-word="false"/>
      <style:text-properties style:font-name="Arial" fo:language="en" fo:country="US" fo:font-weight="normal" officeooo:rsid="00729c83" officeooo:paragraph-rsid="00729c83" style:font-weight-asian="normal" style:font-weight-complex="normal"/>
    </style:style>
    <style:style style:name="P38" style:family="paragraph" style:parent-style-name="Standard">
      <style:paragraph-properties fo:text-align="justify" style:justify-single-word="false"/>
      <style:text-properties style:font-name="Arial" fo:language="en" fo:country="US" officeooo:rsid="0001dd2a" officeooo:paragraph-rsid="000c3736"/>
    </style:style>
    <style:style style:name="P39" style:family="paragraph" style:parent-style-name="Standard">
      <style:paragraph-properties fo:text-align="justify" style:justify-single-word="false"/>
      <style:text-properties style:font-name="Arial" fo:language="en" fo:country="US" officeooo:rsid="0001dd2a" officeooo:paragraph-rsid="0006ddb3"/>
    </style:style>
    <style:style style:name="P40" style:family="paragraph" style:parent-style-name="Standard">
      <style:paragraph-properties fo:text-align="justify" style:justify-single-word="false"/>
      <style:text-properties style:font-name="Arial" fo:language="en" fo:country="US" officeooo:rsid="000c52e4" officeooo:paragraph-rsid="000c52e4"/>
    </style:style>
    <style:style style:name="P41" style:family="paragraph" style:parent-style-name="Standard">
      <style:paragraph-properties fo:text-align="justify" style:justify-single-word="false"/>
      <style:text-properties style:font-name="Arial" fo:language="en" fo:country="US" officeooo:rsid="0003f8fd" officeooo:paragraph-rsid="0006ddb3"/>
    </style:style>
    <style:style style:name="P42" style:family="paragraph" style:parent-style-name="Standard">
      <style:paragraph-properties fo:text-align="justify" style:justify-single-word="false"/>
      <style:text-properties style:font-name="Arial" fo:language="en" fo:country="US" officeooo:rsid="000531bf" officeooo:paragraph-rsid="0006ddb3"/>
    </style:style>
    <style:style style:name="P43" style:family="paragraph" style:parent-style-name="Standard">
      <style:paragraph-properties fo:text-align="justify" style:justify-single-word="false"/>
      <style:text-properties style:font-name="Arial" fo:language="en" fo:country="US" officeooo:rsid="000531bf" officeooo:paragraph-rsid="002880b6"/>
    </style:style>
    <style:style style:name="P44" style:family="paragraph" style:parent-style-name="Standard">
      <style:paragraph-properties fo:text-align="justify" style:justify-single-word="false"/>
      <style:text-properties style:font-name="Arial" fo:language="en" fo:country="US" officeooo:rsid="000531bf" officeooo:paragraph-rsid="0008aa28"/>
    </style:style>
    <style:style style:name="P45" style:family="paragraph" style:parent-style-name="Standard">
      <style:paragraph-properties fo:text-align="justify" style:justify-single-word="false"/>
      <style:text-properties style:font-name="Arial" fo:language="en" fo:country="US" officeooo:rsid="000531bf" officeooo:paragraph-rsid="002ce32d"/>
    </style:style>
    <style:style style:name="P46" style:family="paragraph" style:parent-style-name="Standard">
      <style:paragraph-properties fo:text-align="justify" style:justify-single-word="false"/>
      <style:text-properties style:font-name="Arial" fo:language="en" fo:country="US" officeooo:rsid="000531bf" officeooo:paragraph-rsid="0029d9e6"/>
    </style:style>
    <style:style style:name="P47" style:family="paragraph" style:parent-style-name="Standard">
      <style:paragraph-properties fo:text-align="justify" style:justify-single-word="false"/>
      <style:text-properties style:font-name="Arial" fo:language="en" fo:country="US" officeooo:rsid="000531bf" officeooo:paragraph-rsid="002d0bcd"/>
    </style:style>
    <style:style style:name="P48" style:family="paragraph" style:parent-style-name="Standard">
      <style:paragraph-properties fo:text-align="justify" style:justify-single-word="false"/>
      <style:text-properties style:font-name="Arial" fo:language="en" fo:country="US" officeooo:rsid="000531bf" officeooo:paragraph-rsid="003115f2"/>
    </style:style>
    <style:style style:name="P49" style:family="paragraph" style:parent-style-name="Standard">
      <style:paragraph-properties fo:text-align="justify" style:justify-single-word="false"/>
      <style:text-properties style:font-name="Arial" fo:language="en" fo:country="US" officeooo:rsid="001da88c" officeooo:paragraph-rsid="001da88c"/>
    </style:style>
    <style:style style:name="P50" style:family="paragraph" style:parent-style-name="Standard">
      <style:paragraph-properties fo:text-align="justify" style:justify-single-word="false"/>
      <style:text-properties style:font-name="Arial" fo:language="en" fo:country="US" officeooo:rsid="0006ddb3" officeooo:paragraph-rsid="0006ddb3"/>
    </style:style>
    <style:style style:name="P51" style:family="paragraph" style:parent-style-name="Standard">
      <style:paragraph-properties fo:text-align="justify" style:justify-single-word="false"/>
      <style:text-properties style:font-name="Arial" fo:language="en" fo:country="US" officeooo:rsid="0006ddb3" officeooo:paragraph-rsid="000531bf"/>
    </style:style>
    <style:style style:name="P52" style:family="paragraph" style:parent-style-name="Standard">
      <style:paragraph-properties fo:text-align="justify" style:justify-single-word="false"/>
      <style:text-properties style:font-name="Arial" fo:language="en" fo:country="US" officeooo:rsid="0008aa28" officeooo:paragraph-rsid="0008aa28"/>
    </style:style>
    <style:style style:name="P53" style:family="paragraph" style:parent-style-name="Standard">
      <style:paragraph-properties fo:text-align="justify" style:justify-single-word="false"/>
      <style:text-properties style:font-name="Arial" fo:language="en" fo:country="US" officeooo:rsid="0029d9e6" officeooo:paragraph-rsid="0029d9e6"/>
    </style:style>
    <style:style style:name="P54" style:family="paragraph" style:parent-style-name="Standard">
      <style:paragraph-properties fo:text-align="justify" style:justify-single-word="false"/>
      <style:text-properties style:font-name="Arial" fo:language="en" fo:country="US" officeooo:rsid="0029d9e6" officeooo:paragraph-rsid="0062d3ff"/>
    </style:style>
    <style:style style:name="P55" style:family="paragraph" style:parent-style-name="Standard">
      <style:paragraph-properties fo:text-align="justify" style:justify-single-word="false"/>
      <style:text-properties style:font-name="Arial" fo:language="en" fo:country="US" officeooo:rsid="0024630e" officeooo:paragraph-rsid="003115f2"/>
    </style:style>
    <style:style style:name="P56" style:family="paragraph" style:parent-style-name="Standard">
      <style:paragraph-properties fo:text-align="justify" style:justify-single-word="false"/>
      <style:text-properties style:font-name="Arial" fo:language="en" fo:country="US" officeooo:rsid="002270ac" officeooo:paragraph-rsid="002270ac"/>
    </style:style>
    <style:style style:name="P57" style:family="paragraph" style:parent-style-name="Standard">
      <style:paragraph-properties fo:text-align="justify" style:justify-single-word="false"/>
      <style:text-properties style:font-name="Arial" fo:language="en" fo:country="US" officeooo:rsid="002270ac" officeooo:paragraph-rsid="005c0b48"/>
    </style:style>
    <style:style style:name="P58" style:family="paragraph" style:parent-style-name="Standard">
      <style:paragraph-properties fo:text-align="justify" style:justify-single-word="false"/>
      <style:text-properties style:font-name="Arial" fo:language="en" fo:country="US" officeooo:rsid="00265850" officeooo:paragraph-rsid="00265850"/>
    </style:style>
    <style:style style:name="P59" style:family="paragraph" style:parent-style-name="Standard">
      <style:paragraph-properties fo:text-align="justify" style:justify-single-word="false"/>
      <style:text-properties style:font-name="Arial" fo:language="en" fo:country="US" officeooo:rsid="00265850" officeooo:paragraph-rsid="00282a4b"/>
    </style:style>
    <style:style style:name="P60" style:family="paragraph" style:parent-style-name="Standard">
      <style:paragraph-properties fo:text-align="justify" style:justify-single-word="false"/>
      <style:text-properties style:font-name="Arial" fo:language="en" fo:country="US" officeooo:rsid="0024f354" officeooo:paragraph-rsid="00265850"/>
    </style:style>
    <style:style style:name="P61" style:family="paragraph" style:parent-style-name="Standard">
      <style:paragraph-properties fo:text-align="justify" style:justify-single-word="false"/>
      <style:text-properties style:font-name="Arial" fo:language="en" fo:country="US" officeooo:rsid="002e1da0" officeooo:paragraph-rsid="002e1da0"/>
    </style:style>
    <style:style style:name="P62" style:family="paragraph" style:parent-style-name="Standard">
      <style:paragraph-properties fo:text-align="justify" style:justify-single-word="false"/>
      <style:text-properties style:font-name="Arial" fo:language="en" fo:country="US" officeooo:rsid="002e1da0" officeooo:paragraph-rsid="00327be1"/>
    </style:style>
    <style:style style:name="P63" style:family="paragraph" style:parent-style-name="Standard">
      <style:paragraph-properties fo:text-align="justify" style:justify-single-word="false"/>
      <style:text-properties style:font-name="Arial" fo:language="en" fo:country="US" officeooo:rsid="003115f2" officeooo:paragraph-rsid="00327be1"/>
    </style:style>
    <style:style style:name="P64" style:family="paragraph" style:parent-style-name="Standard">
      <style:paragraph-properties fo:text-align="justify" style:justify-single-word="false"/>
      <style:text-properties style:font-name="Arial" fo:language="en" fo:country="US" officeooo:rsid="0041a5fd" officeooo:paragraph-rsid="0041a5fd"/>
    </style:style>
    <style:style style:name="P65" style:family="paragraph" style:parent-style-name="Standard">
      <style:paragraph-properties fo:text-align="justify" style:justify-single-word="false"/>
      <style:text-properties style:font-name="Arial" fo:language="en" fo:country="US" officeooo:rsid="0042b25b" officeooo:paragraph-rsid="0042b25b"/>
    </style:style>
    <style:style style:name="P66" style:family="paragraph" style:parent-style-name="Standard">
      <style:paragraph-properties fo:text-align="justify" style:justify-single-word="false"/>
      <style:text-properties style:font-name="Arial" fo:language="en" fo:country="US" style:text-underline-style="none" fo:font-weight="normal" officeooo:rsid="0042b25b" officeooo:paragraph-rsid="0042b25b" style:font-weight-asian="normal" style:font-weight-complex="normal"/>
    </style:style>
    <style:style style:name="P67" style:family="paragraph" style:parent-style-name="Standard">
      <style:paragraph-properties fo:text-align="justify" style:justify-single-word="false"/>
      <style:text-properties style:font-name="Arial" fo:language="en" fo:country="US" style:text-underline-style="none" fo:font-weight="normal" officeooo:rsid="003bef96" officeooo:paragraph-rsid="003bef96" style:font-weight-asian="normal" style:font-weight-complex="normal"/>
    </style:style>
    <style:style style:name="P68" style:family="paragraph" style:parent-style-name="Standard">
      <style:paragraph-properties fo:text-align="justify" style:justify-single-word="false"/>
      <style:text-properties style:font-name="Arial" fo:language="en" fo:country="US" style:text-underline-style="none" fo:font-weight="normal" officeooo:rsid="0024f354" officeooo:paragraph-rsid="0024f354" style:font-weight-asian="normal" style:font-weight-complex="normal"/>
    </style:style>
    <style:style style:name="P69" style:family="paragraph" style:parent-style-name="Standard">
      <style:paragraph-properties fo:text-align="justify" style:justify-single-word="false"/>
      <style:text-properties style:font-name="Arial" fo:language="en" fo:country="US" style:text-underline-style="none" fo:font-weight="normal" officeooo:rsid="002ce32d" officeooo:paragraph-rsid="002ce32d" style:font-weight-asian="normal" style:font-weight-complex="normal"/>
    </style:style>
    <style:style style:name="P70" style:family="paragraph" style:parent-style-name="Standard">
      <style:paragraph-properties fo:text-align="justify" style:justify-single-word="false"/>
      <style:text-properties style:font-name="Arial" fo:language="en" fo:country="US" style:text-underline-style="none" officeooo:rsid="001af783" officeooo:paragraph-rsid="001af783"/>
    </style:style>
    <style:style style:name="P71" style:family="paragraph" style:parent-style-name="Standard">
      <style:paragraph-properties fo:text-align="justify" style:justify-single-word="false"/>
      <style:text-properties style:font-name="Arial" fo:language="en" fo:country="US" style:text-underline-style="none" officeooo:rsid="001af783" officeooo:paragraph-rsid="0062d3ff"/>
    </style:style>
    <style:style style:name="P72" style:family="paragraph" style:parent-style-name="Standard">
      <style:paragraph-properties fo:text-align="justify" style:justify-single-word="false"/>
      <style:text-properties style:font-name="Arial" fo:language="en" fo:country="US" style:text-underline-style="none" officeooo:rsid="001af783" officeooo:paragraph-rsid="00265850"/>
    </style:style>
    <style:style style:name="P73" style:family="paragraph" style:parent-style-name="Standard">
      <style:paragraph-properties fo:text-align="justify" style:justify-single-word="false"/>
      <style:text-properties style:font-name="Arial" fo:language="en" fo:country="US" style:text-underline-style="none" officeooo:rsid="0041a5fd" officeooo:paragraph-rsid="0041a5fd"/>
    </style:style>
    <style:style style:name="P74" style:family="paragraph" style:parent-style-name="Standard">
      <style:paragraph-properties fo:text-align="justify" style:justify-single-word="false"/>
      <style:text-properties style:font-name="Arial" fo:language="en" fo:country="US" style:text-underline-style="none" officeooo:rsid="0042b25b" officeooo:paragraph-rsid="0042b25b"/>
    </style:style>
    <style:style style:name="P75" style:family="paragraph" style:parent-style-name="Standard">
      <style:paragraph-properties fo:text-align="justify" style:justify-single-word="false"/>
      <style:text-properties style:font-name="Arial" fo:language="en" fo:country="US" style:text-underline-style="none" officeooo:rsid="0024f354" officeooo:paragraph-rsid="0024f354"/>
    </style:style>
    <style:style style:name="P76" style:family="paragraph" style:parent-style-name="Standard">
      <style:paragraph-properties fo:text-align="justify" style:justify-single-word="false"/>
      <style:text-properties style:font-name="Arial" fo:language="en" fo:country="US" officeooo:rsid="00455af9" officeooo:paragraph-rsid="00455af9"/>
    </style:style>
    <style:style style:name="P77" style:family="paragraph" style:parent-style-name="Standard">
      <style:paragraph-properties fo:text-align="justify" style:justify-single-word="false"/>
      <style:text-properties style:font-name="Arial" fo:language="en" fo:country="US" officeooo:rsid="00455af9" officeooo:paragraph-rsid="0073b888"/>
    </style:style>
    <style:style style:name="P78" style:family="paragraph" style:parent-style-name="Standard">
      <style:paragraph-properties fo:text-align="justify" style:justify-single-word="false"/>
      <style:text-properties style:font-name="Arial" fo:language="en" fo:country="US" officeooo:rsid="00463e43" officeooo:paragraph-rsid="00463e43"/>
    </style:style>
    <style:style style:name="P79" style:family="paragraph" style:parent-style-name="Standard">
      <style:paragraph-properties fo:text-align="justify" style:justify-single-word="false"/>
      <style:text-properties style:font-name="Arial" fo:language="en" fo:country="US" officeooo:rsid="00463e43" officeooo:paragraph-rsid="0048f4ae"/>
    </style:style>
    <style:style style:name="P80" style:family="paragraph" style:parent-style-name="Standard">
      <style:paragraph-properties fo:text-align="justify" style:justify-single-word="false"/>
      <style:text-properties style:font-name="Arial" fo:language="en" fo:country="US" officeooo:rsid="0046ffd2" officeooo:paragraph-rsid="0046ffd2"/>
    </style:style>
    <style:style style:name="P81" style:family="paragraph" style:parent-style-name="Standard">
      <style:paragraph-properties fo:text-align="justify" style:justify-single-word="false"/>
      <style:text-properties style:font-name="Arial" fo:language="en" fo:country="US" officeooo:rsid="0048f4ae" officeooo:paragraph-rsid="0048f4ae"/>
    </style:style>
    <style:style style:name="P82" style:family="paragraph" style:parent-style-name="Standard">
      <style:paragraph-properties fo:text-align="justify" style:justify-single-word="false"/>
      <style:text-properties style:font-name="Arial" fo:language="en" fo:country="US" officeooo:rsid="0055964b" officeooo:paragraph-rsid="0055964b"/>
    </style:style>
    <style:style style:name="P83" style:family="paragraph" style:parent-style-name="Standard">
      <style:paragraph-properties fo:text-align="justify" style:justify-single-word="false"/>
      <style:text-properties style:font-name="Arial" fo:language="en" fo:country="US" officeooo:rsid="0055964b" officeooo:paragraph-rsid="00578688"/>
    </style:style>
    <style:style style:name="P84" style:family="paragraph" style:parent-style-name="Standard">
      <style:paragraph-properties fo:text-align="justify" style:justify-single-word="false"/>
      <style:text-properties style:font-name="Arial" fo:language="en" fo:country="US" officeooo:rsid="0055964b" officeooo:paragraph-rsid="005c0b48"/>
    </style:style>
    <style:style style:name="P85" style:family="paragraph" style:parent-style-name="Standard">
      <style:paragraph-properties fo:text-align="justify" style:justify-single-word="false"/>
      <style:text-properties style:font-name="Arial" fo:language="en" fo:country="US" officeooo:rsid="0055964b" officeooo:paragraph-rsid="00718ff9"/>
    </style:style>
    <style:style style:name="P86" style:family="paragraph" style:parent-style-name="Standard">
      <style:paragraph-properties fo:text-align="justify" style:justify-single-word="false"/>
      <style:text-properties style:font-name="Arial" fo:language="en" fo:country="US" officeooo:rsid="005c0b48" officeooo:paragraph-rsid="005c0b48"/>
    </style:style>
    <style:style style:name="P87" style:family="paragraph" style:parent-style-name="Standard">
      <style:paragraph-properties fo:text-align="justify" style:justify-single-word="false"/>
      <style:text-properties style:font-name="Arial" fo:language="en" fo:country="US" officeooo:rsid="005e0962" officeooo:paragraph-rsid="005e0962"/>
    </style:style>
    <style:style style:name="P88" style:family="paragraph" style:parent-style-name="Standard">
      <style:paragraph-properties fo:text-align="justify" style:justify-single-word="false"/>
      <style:text-properties style:font-name="Arial" fo:language="en" fo:country="US" officeooo:rsid="003bef96" officeooo:paragraph-rsid="006820b6"/>
    </style:style>
    <style:style style:name="P89" style:family="paragraph" style:parent-style-name="Standard">
      <style:paragraph-properties fo:text-align="justify" style:justify-single-word="false"/>
      <style:text-properties style:font-name="Arial" fo:language="en" fo:country="US" officeooo:rsid="0020401a" officeooo:paragraph-rsid="002d0bcd"/>
    </style:style>
    <style:style style:name="P90" style:family="paragraph" style:parent-style-name="Standard">
      <style:paragraph-properties fo:text-align="justify" style:justify-single-word="false"/>
      <style:text-properties style:font-name="Arial" fo:language="en" fo:country="US" officeooo:rsid="00578688" officeooo:paragraph-rsid="00578688"/>
    </style:style>
    <style:style style:name="P91" style:family="paragraph" style:parent-style-name="Standard">
      <style:paragraph-properties fo:text-align="justify" style:justify-single-word="false"/>
      <style:text-properties style:font-name="Arial" fo:language="en" fo:country="US" officeooo:rsid="00702395" officeooo:paragraph-rsid="00702395"/>
    </style:style>
    <style:style style:name="P92" style:family="paragraph" style:parent-style-name="Standard">
      <style:paragraph-properties fo:text-align="justify" style:justify-single-word="false"/>
      <style:text-properties style:font-name="Arial" fo:language="en" fo:country="US" officeooo:rsid="00729c83" officeooo:paragraph-rsid="00729c83"/>
    </style:style>
    <style:style style:name="P93" style:family="paragraph" style:parent-style-name="Standard">
      <style:paragraph-properties fo:text-align="justify" style:justify-single-word="false"/>
      <style:text-properties style:font-name="Arial" fo:language="en" fo:country="US" officeooo:rsid="0074e8b5" officeooo:paragraph-rsid="0074e8b5"/>
    </style:style>
    <style:style style:name="P94" style:family="paragraph" style:parent-style-name="Standard">
      <style:paragraph-properties fo:text-align="justify" style:justify-single-word="false"/>
      <style:text-properties style:font-name="Arial" fo:language="en" fo:country="US" fo:font-style="italic" officeooo:rsid="00455af9" officeooo:paragraph-rsid="0073b888" style:font-style-asian="italic" style:font-style-complex="italic"/>
    </style:style>
    <style:style style:name="P95" style:family="paragraph" style:parent-style-name="Standard">
      <style:paragraph-properties fo:text-align="justify" style:justify-single-word="false"/>
      <style:text-properties officeooo:rsid="0041a5fd" officeooo:paragraph-rsid="0041a5fd"/>
    </style:style>
    <style:style style:name="P96" style:family="paragraph" style:parent-style-name="Standard">
      <style:paragraph-properties fo:text-align="justify" style:justify-single-word="false" fo:background-color="transparent">
        <style:background-image/>
      </style:paragraph-properties>
      <style:text-properties style:font-name="Arial" fo:language="en" fo:country="US" officeooo:rsid="000b40eb" officeooo:paragraph-rsid="002880b6"/>
    </style:style>
    <style:style style:name="P97" style:family="paragraph" style:parent-style-name="Standard">
      <style:paragraph-properties fo:text-align="justify" style:justify-single-word="false" fo:background-color="transparent">
        <style:background-image/>
      </style:paragraph-properties>
      <style:text-properties style:font-name="Arial" fo:language="en" fo:country="US" officeooo:rsid="000531bf" officeooo:paragraph-rsid="002d0bcd"/>
    </style:style>
    <style:style style:name="P98" style:family="paragraph" style:parent-style-name="Standard">
      <style:paragraph-properties fo:text-align="justify" style:justify-single-word="false" fo:background-color="transparent">
        <style:background-image/>
      </style:paragraph-properties>
      <style:text-properties style:font-name="Arial" fo:language="en" fo:country="US" officeooo:rsid="0020401a" officeooo:paragraph-rsid="002d0bcd"/>
    </style:style>
    <style:style style:name="P99" style:family="paragraph" style:parent-style-name="Standard">
      <style:paragraph-properties fo:text-align="justify" style:justify-single-word="false" fo:break-before="page"/>
      <style:text-properties style:font-name="Arial" fo:language="en" fo:country="US" fo:font-weight="bold" officeooo:rsid="000531bf" officeooo:paragraph-rsid="006820b6" style:font-weight-asian="bold" style:font-weight-complex="bold"/>
    </style:style>
    <style:style style:name="P100" style:family="paragraph" style:parent-style-name="Standard">
      <style:paragraph-properties fo:text-align="justify" style:justify-single-word="false"/>
      <style:text-properties style:font-name="Arial" fo:language="en" fo:country="US" officeooo:rsid="003115f2" officeooo:paragraph-rsid="007d37ab"/>
    </style:style>
    <style:style style:name="P101" style:family="paragraph" style:parent-style-name="Standard">
      <style:paragraph-properties fo:text-align="justify" style:justify-single-word="false"/>
      <style:text-properties style:font-name="Arial" fo:language="en" fo:country="US" fo:font-weight="bold" officeooo:rsid="00590b1c" officeooo:paragraph-rsid="007e4bbf" style:font-weight-asian="bold" style:font-weight-complex="bold"/>
    </style:style>
    <style:style style:name="P102" style:family="paragraph" style:parent-style-name="Standard">
      <style:paragraph-properties fo:text-align="justify" style:justify-single-word="false"/>
      <style:text-properties style:font-name="Arial" fo:language="en" fo:country="US" officeooo:rsid="00590b1c" officeooo:paragraph-rsid="00590b1c"/>
    </style:style>
    <style:style style:name="P103" style:family="paragraph" style:parent-style-name="Standard">
      <style:paragraph-properties fo:text-align="justify" style:justify-single-word="false"/>
      <style:text-properties style:font-name="Arial" fo:language="en" fo:country="US" officeooo:rsid="0024630e" officeooo:paragraph-rsid="007e4bbf"/>
    </style:style>
    <style:style style:name="T1" style:family="text">
      <style:text-properties fo:font-weight="normal" style:font-weight-asian="normal" style:font-weight-complex="normal"/>
    </style:style>
    <style:style style:name="T2" style:family="text">
      <style:text-properties fo:font-weight="normal" officeooo:rsid="0012ea86" style:font-weight-asian="normal" style:font-weight-complex="normal"/>
    </style:style>
    <style:style style:name="T3" style:family="text">
      <style:text-properties fo:font-weight="normal" officeooo:rsid="001a2069" style:font-weight-asian="normal" style:font-weight-complex="normal"/>
    </style:style>
    <style:style style:name="T4" style:family="text">
      <style:text-properties fo:font-weight="normal" officeooo:rsid="001ef40f" style:font-weight-asian="normal" style:font-weight-complex="normal"/>
    </style:style>
    <style:style style:name="T5" style:family="text">
      <style:text-properties fo:font-weight="normal" officeooo:rsid="002880b6" style:font-weight-asian="normal" style:font-weight-complex="normal"/>
    </style:style>
    <style:style style:name="T6" style:family="text">
      <style:text-properties fo:font-weight="normal" officeooo:rsid="002ce32d" style:font-weight-asian="normal" style:font-weight-complex="normal"/>
    </style:style>
    <style:style style:name="T7" style:family="text">
      <style:text-properties fo:font-weight="normal" officeooo:rsid="002d0bcd" style:font-weight-asian="normal" style:font-weight-complex="normal"/>
    </style:style>
    <style:style style:name="T8" style:family="text">
      <style:text-properties fo:font-weight="normal" officeooo:rsid="002f7557" style:font-weight-asian="normal" style:font-weight-complex="normal"/>
    </style:style>
    <style:style style:name="T9" style:family="text">
      <style:text-properties fo:font-weight="normal" officeooo:rsid="003d29c6" style:font-weight-asian="normal" style:font-weight-complex="normal"/>
    </style:style>
    <style:style style:name="T10" style:family="text">
      <style:text-properties fo:font-weight="normal" officeooo:rsid="004c6253" style:font-weight-asian="normal" style:font-weight-complex="normal"/>
    </style:style>
    <style:style style:name="T11" style:family="text">
      <style:text-properties fo:font-weight="normal" officeooo:rsid="006052dd" style:font-weight-asian="normal" style:font-weight-complex="normal"/>
    </style:style>
    <style:style style:name="T12" style:family="text">
      <style:text-properties fo:font-weight="normal" officeooo:rsid="00441059" style:font-weight-asian="normal" style:font-weight-complex="normal"/>
    </style:style>
    <style:style style:name="T13" style:family="text">
      <style:text-properties fo:font-weight="normal" officeooo:rsid="00590b1c" style:font-weight-asian="normal" style:font-weight-complex="normal"/>
    </style:style>
    <style:style style:name="T14" style:family="text">
      <style:text-properties officeooo:rsid="000982a0"/>
    </style:style>
    <style:style style:name="T15" style:family="text">
      <style:text-properties officeooo:rsid="0001dd2a"/>
    </style:style>
    <style:style style:name="T16" style:family="text">
      <style:text-properties officeooo:rsid="000c52e4"/>
    </style:style>
    <style:style style:name="T17" style:family="text">
      <style:text-properties officeooo:rsid="000efc2a"/>
    </style:style>
    <style:style style:name="T18" style:family="text">
      <style:text-properties officeooo:rsid="0010d170"/>
    </style:style>
    <style:style style:name="T19" style:family="text">
      <style:text-properties officeooo:rsid="001da88c"/>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officeooo:rsid="0020401a" style:font-weight-asian="normal" style:font-weight-complex="normal"/>
    </style:style>
    <style:style style:name="T22" style:family="text">
      <style:text-properties style:text-underline-style="solid" style:text-underline-width="auto" style:text-underline-color="font-color" officeooo:rsid="000531bf"/>
    </style:style>
    <style:style style:name="T23" style:family="text">
      <style:text-properties style:text-underline-style="none"/>
    </style:style>
    <style:style style:name="T24" style:family="text">
      <style:text-properties style:text-underline-style="none" officeooo:rsid="001af783"/>
    </style:style>
    <style:style style:name="T25" style:family="text">
      <style:text-properties style:text-underline-style="none" officeooo:rsid="00282a4b"/>
    </style:style>
    <style:style style:name="T26" style:family="text">
      <style:text-properties officeooo:rsid="001ef40f"/>
    </style:style>
    <style:style style:name="T27" style:family="text">
      <style:text-properties officeooo:rsid="0020401a"/>
    </style:style>
    <style:style style:name="T28" style:family="text">
      <style:text-properties officeooo:rsid="0021646d"/>
    </style:style>
    <style:style style:name="T29" style:family="text">
      <style:text-properties officeooo:rsid="0024630e"/>
    </style:style>
    <style:style style:name="T30" style:family="text">
      <style:text-properties officeooo:rsid="00265850"/>
    </style:style>
    <style:style style:name="T31" style:family="text">
      <style:text-properties officeooo:rsid="002880b6"/>
    </style:style>
    <style:style style:name="T32" style:family="text">
      <style:text-properties officeooo:rsid="0029d9e6"/>
    </style:style>
    <style:style style:name="T33" style:family="text">
      <style:text-properties officeooo:rsid="000531bf"/>
    </style:style>
    <style:style style:name="T34" style:family="text">
      <style:text-properties style:text-position="super 58%" fo:font-weight="normal" style:font-weight-asian="normal" style:font-weight-complex="normal"/>
    </style:style>
    <style:style style:name="T35" style:family="text">
      <style:text-properties style:text-position="super 58%" fo:font-weight="normal" officeooo:rsid="002f7557" style:font-weight-asian="normal" style:font-weight-complex="normal"/>
    </style:style>
    <style:style style:name="T36" style:family="text">
      <style:text-properties style:text-position="super 58%" officeooo:rsid="002f7557"/>
    </style:style>
    <style:style style:name="T37" style:family="text">
      <style:text-properties officeooo:rsid="002b8c19"/>
    </style:style>
    <style:style style:name="T38" style:family="text">
      <style:text-properties style:font-name="Arial" style:text-underline-style="none"/>
    </style:style>
    <style:style style:name="T39" style:family="text">
      <style:text-properties style:font-name="Arial" style:text-underline-style="none" officeooo:rsid="001da88c"/>
    </style:style>
    <style:style style:name="T40" style:family="text">
      <style:text-properties style:font-name="Arial" style:text-underline-style="none" fo:font-weight="normal" style:font-weight-asian="normal" style:font-weight-complex="normal"/>
    </style:style>
    <style:style style:name="T41" style:family="text">
      <style:text-properties style:font-name="Arial" style:text-underline-style="none" fo:font-weight="normal" officeooo:rsid="001da88c" style:font-weight-asian="normal" style:font-weight-complex="normal"/>
    </style:style>
    <style:style style:name="T42" style:family="text">
      <style:text-properties style:font-name="Arial" fo:language="en" fo:country="US" style:text-underline-style="none"/>
    </style:style>
    <style:style style:name="T43" style:family="text">
      <style:text-properties style:font-name="Arial" fo:language="en" fo:country="US" style:text-underline-style="none" officeooo:rsid="001af783"/>
    </style:style>
    <style:style style:name="T44" style:family="text">
      <style:text-properties officeooo:rsid="002ce32d"/>
    </style:style>
    <style:style style:name="T45" style:family="text">
      <style:text-properties officeooo:rsid="002d0bcd"/>
    </style:style>
    <style:style style:name="T46" style:family="text">
      <style:text-properties officeooo:rsid="002e0a87"/>
    </style:style>
    <style:style style:name="T47" style:family="text">
      <style:text-properties officeooo:rsid="002e1da0"/>
    </style:style>
    <style:style style:name="T48" style:family="text">
      <style:text-properties officeooo:rsid="002f7557"/>
    </style:style>
    <style:style style:name="T49" style:family="text">
      <style:text-properties officeooo:rsid="003115f2"/>
    </style:style>
    <style:style style:name="T50" style:family="text">
      <style:text-properties officeooo:rsid="00350602"/>
    </style:style>
    <style:style style:name="T51" style:family="text">
      <style:text-properties officeooo:rsid="0036c1a2"/>
    </style:style>
    <style:style style:name="T52" style:family="text">
      <style:text-properties officeooo:rsid="0039b626"/>
    </style:style>
    <style:style style:name="T53" style:family="text">
      <style:text-properties officeooo:rsid="003f63f5"/>
    </style:style>
    <style:style style:name="T54" style:family="text">
      <style:text-properties officeooo:rsid="0042b25b"/>
    </style:style>
    <style:style style:name="T55" style:family="text">
      <style:text-properties officeooo:rsid="0044e042"/>
    </style:style>
    <style:style style:name="T56" style:family="text">
      <style:text-properties officeooo:rsid="0046ffd2"/>
    </style:style>
    <style:style style:name="T57" style:family="text">
      <style:text-properties officeooo:rsid="0048f4ae"/>
    </style:style>
    <style:style style:name="T58" style:family="text">
      <style:text-properties officeooo:rsid="004dabd6"/>
    </style:style>
    <style:style style:name="T59" style:family="text">
      <style:text-properties officeooo:rsid="00522445"/>
    </style:style>
    <style:style style:name="T60" style:family="text">
      <style:text-properties officeooo:rsid="00578688"/>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5a74dd" style:font-style-asian="italic" style:font-weight-asian="normal" style:font-style-complex="italic" style:font-weight-complex="normal"/>
    </style:style>
    <style:style style:name="T63" style:family="text">
      <style:text-properties fo:font-style="italic" fo:background-color="transparent" loext:char-shading-value="0" style:font-style-asian="italic" style:font-style-complex="italic"/>
    </style:style>
    <style:style style:name="T64" style:family="text">
      <style:text-properties fo:font-style="italic" style:font-style-asian="italic" style:font-style-complex="italic"/>
    </style:style>
    <style:style style:name="T65" style:family="text">
      <style:text-properties officeooo:rsid="005c0b48"/>
    </style:style>
    <style:style style:name="T66" style:family="text">
      <style:text-properties officeooo:rsid="005c4457"/>
    </style:style>
    <style:style style:name="T67" style:family="text">
      <style:text-properties officeooo:rsid="0064466c"/>
    </style:style>
    <style:style style:name="T68" style:family="text">
      <style:text-properties officeooo:rsid="00654276"/>
    </style:style>
    <style:style style:name="T69" style:family="text">
      <style:text-properties officeooo:rsid="006b268d"/>
    </style:style>
    <style:style style:name="T70" style:family="text">
      <style:text-properties officeooo:rsid="006cf953"/>
    </style:style>
    <style:style style:name="T71" style:family="text">
      <style:text-properties officeooo:rsid="006ec36b"/>
    </style:style>
    <style:style style:name="T72" style:family="text">
      <style:text-properties officeooo:rsid="00718ff9"/>
    </style:style>
    <style:style style:name="T73" style:family="text">
      <style:text-properties officeooo:rsid="007235f4"/>
    </style:style>
    <style:style style:name="T74" style:family="text">
      <style:text-properties officeooo:rsid="0073b888"/>
    </style:style>
    <style:style style:name="T75" style:family="text">
      <style:text-properties officeooo:rsid="0074e8b5"/>
    </style:style>
    <style:style style:name="T76" style:family="text">
      <style:text-properties fo:background-color="transparent" loext:char-shading-value="0"/>
    </style:style>
    <style:style style:name="T77" style:family="text">
      <style:text-properties officeooo:rsid="007a4eaa"/>
    </style:style>
    <style:style style:name="T78" style:family="text">
      <style:text-properties fo:font-style="normal" style:font-style-asian="normal" style:font-style-complex="normal"/>
    </style:style>
    <style:style style:name="T79" style:family="text">
      <style:text-properties fo:font-style="normal" fo:background-color="transparent" loext:char-shading-value="0" style:font-style-asian="normal" style:font-style-complex="normal"/>
    </style:style>
    <style:style style:name="T80" style:family="text">
      <style:text-properties fo:font-weight="bold" style:font-weight-asian="bold" style:font-weight-complex="bold"/>
    </style:style>
    <style:style style:name="T81" style:family="text">
      <style:text-properties officeooo:rsid="004ada54"/>
    </style:style>
    <style:style style:name="T82" style:family="text">
      <style:text-properties officeooo:rsid="007f2c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ing-pong using a Raspberry Pi B+</text:p>
      <text:p text:style-name="P12"/>
      <text:p text:style-name="P13"/>
      <text:p text:style-name="P14">Introduction</text:p>
      <text:p text:style-name="P21">I was <text:span text:style-name="T19">between 10 to 12</text:span> years old when I received my first TV game console. It was given to me by <text:span text:style-name="T19">my parents long time friend Fernandes, </text:span>who lived in France. At that time there wasn't anything like that in Portugal.</text:p>
      <text:p text:style-name="P22">The main game was a simple “tennis” match, which was composed of just 2 small vertical bars on each side of the screen and a square as a ball. It was the tech edge of the time. All in black and white. I loved it and played for years.</text:p>
      <text:p text:style-name="P22"/>
      <text:p text:style-name="P22">I remembered those times and decided to build <text:span text:style-name="T19">this ping-pong look-alike project </text:span>using my new Raspberry Pi B+ to see th<text:span text:style-name="T16">e</text:span> reaction of my kids <text:span text:style-name="T15">(Tiago 13 and Sara 11) </text:span>who are used to playing <text:span text:style-name="T26">with modern consoles.</text:span></text:p>
      <text:p text:style-name="P22"/>
      <text:p text:style-name="P38"><text:span text:style-name="T18">I was pleased to see how </text:span>excited <text:span text:style-name="T18">they were while I was building it and to play with it.</text:span></text:p>
      <text:p text:style-name="P39">I already have other ideas for fun projects for them, <text:span text:style-name="T14">and me :) </text:span>.</text:p>
      <text:p text:style-name="P39"/>
      <text:p text:style-name="P40">I hope you<text:span text:style-name="T72">'ll have some fun with it </text:span>too.</text:p>
      <text:p text:style-name="P41"/>
      <text:p text:style-name="P14">Rules</text:p>
      <text:p text:style-name="P91">A point is won when the other player is unable to press the button on time to send the “ball” (lit LED) to the other side or if the other player presses the button in advance.</text:p>
      <text:p text:style-name="P91">The player who wins the point starts the next service.</text:p>
      <text:p text:style-name="P91">A game is won after 9 points (instead of 11 in the real game).</text:p>
      <text:p text:style-name="P91">A match should consist of any odd number of games (usually five or seven).</text:p>
      <text:p text:style-name="P91"/>
      <text:p text:style-name="P91">For the first service, the starting player is randomly selected.</text:p>
      <text:p text:style-name="P91">The time between LED jumps is random to make it more difficult to predict.</text:p>
      <text:p text:style-name="P91">The buzzer will sound every time a point is won.</text:p>
      <text:p text:style-name="P42"/>
      <text:p text:style-name="P15">Before you start</text:p>
      <text:p text:style-name="P51">This project was made using a RPi B+ (Raspberry Pi B+) with the Raspbian distribution.</text:p>
      <text:p text:style-name="P49">In the following hyperlinks you can find more information on how to start using your R<text:span text:style-name="T28">Pi</text:span> and preparing the microSD card.</text:p>
      <text:p text:style-name="P2"><text:span text:style-name="T39">h</text:span><text:a xlink:type="simple" xlink:href="http://www.raspberrypi.org/help/quick-start-guide/" text:style-name="Internet_20_link" text:visited-style-name="Visited_20_Internet_20_Link"><text:span text:style-name="T38">ttp://www.raspberrypi.org/help/quick-start-guide</text:span></text:a></text:p>
      <text:p text:style-name="P7"><text:a xlink:type="simple" xlink:href="http://www.raspberrypi.org/help/noobs-setup" text:style-name="Internet_20_link" text:visited-style-name="Visited_20_Internet_20_Link"><text:span text:style-name="T43">http://www.raspberrypi.org/help/noobs-setup</text:span></text:a></text:p>
      <text:p text:style-name="P70"/>
      <text:p text:style-name="P43"><text:span text:style-name="T19">The software part of this project was done using a programming language called </text:span>Python, <text:span text:style-name="T19">which is very easy to learn.</text:span></text:p>
      <text:p text:style-name="P96"/>
      <text:p text:style-name="P23">If you <text:span text:style-name="T31">want to learn more about the</text:span> <text:span text:style-name="T28">RPi </text:span>or <text:span text:style-name="T31">Python </text:span>programming <text:span text:style-name="T31">c</text:span>heck out the Recommend resources <text:span text:style-name="T31">section </text:span>below.</text:p>
      <text:p text:style-name="P23"/>
      <text:p text:style-name="P31">You can find this project's breadboard design and Python source code at <text:a xlink:type="simple" xlink:href="http://fritzing.org/projects/ping-pong-with-raspberry-pi" text:style-name="Internet_20_link" text:visited-style-name="Visited_20_Internet_20_Link"><text:span text:style-name="T23">http://fritzing.org/projects/ping-pong-with-raspberry-pi</text:span></text:a></text:p>
      <text:p text:style-name="P67"/>
      <text:p text:style-name="P31">Just download the ping-pongv1.py file to your home directory in the RPi, usually<text:span text:style-name="T78"> </text:span><text:span text:style-name="T79">/home/pi.</text:span></text:p>
      <text:p text:style-name="P88"><text:span text:style-name="T1">There are several ways to do this, but the easiest is to </text:span><text:span text:style-name="T12">connect your RPi to the Internet</text:span><text:span text:style-name="T1"> </text:span><text:span text:style-name="T12">using it's LAN port, </text:span><text:span text:style-name="T1">access the GUI (Graphical User Interface) in your RPi (</text:span><text:span text:style-name="T61">startx</text:span><text:span text:style-name="T1"> at the RPi command line) and us</text:span><text:span text:style-name="T13">e</text:span><text:span text:style-name="T1"> the Internet browser </text:span><text:span text:style-name="T13">to </text:span><text:span text:style-name="T1">download the file. Then copy it to your home directory.</text:span></text:p>
      <text:p text:style-name="P99">Parts needed</text:p>
      <text:p text:style-name="P50"><text:span text:style-name="T1">1x RPi B+ </text:span><text:span text:style-name="T3">w</text:span><text:span text:style-name="T4">ith</text:span><text:span text:style-name="T3"> a m</text:span><text:span text:style-name="T1">icroSD card </text:span><text:span text:style-name="T3">and a </text:span><text:span text:style-name="T5">USB </text:span><text:span text:style-name="T3">charger.</text:span></text:p>
      <text:p text:style-name="P25">1x Buzzer (I used a 8-15V 85dB magnetic)</text:p>
      <text:p text:style-name="P50"><text:span text:style-name="T1">2x 7 </text:span><text:span text:style-name="T11">s</text:span><text:span text:style-name="T1">egment display 13mm, red, common cathode</text:span></text:p>
      <text:p text:style-name="P26">2x Push-button 4 pins 3.5mm</text:p>
      <text:p text:style-name="P26">6x Red LED 5mm</text:p>
      <text:p text:style-name="P26">1x 220 Ohms resistor for the buzzer</text:p>
      <text:p text:style-name="P26">9x 1K Ohms resistor for the LEDs, push-buttons <text:span text:style-name="T77">and displays</text:span></text:p>
      <text:p text:style-name="P24">1x Breadboard (aka Protoboard)</text:p>
      <text:p text:style-name="P52"><text:span text:style-name="T1">Several coloured sin</text:span><text:span text:style-name="T2">gl</text:span><text:span text:style-name="T1">e-core cables (male-female and male-male)</text:span></text:p>
      <text:p text:style-name="P44"/>
      <text:p text:style-name="P103"><text:span text:style-name="T80">Hardware</text:span></text:p>
      <text:p text:style-name="P103"><text:span text:style-name="T81">The easiest way to assemble everything is to follow the picture with the breadboard design.</text:span></text:p>
      <text:p text:style-name="P101"/>
      <text:p text:style-name="P89">The RPi has 2 different voltages in it's GPIO (General Purpose Input Output) pins. 5V and 3.3V (aka 3V3).</text:p>
      <text:p text:style-name="P97"><text:span text:style-name="T27">All pins work </text:span><text:span text:style-name="T21">only</text:span><text:span text:style-name="T27"> with 3V3 (except the 5V and GND).</text:span></text:p>
      <text:p text:style-name="P98">This is very important. You should be careful to never connect a 5V pin to a 3V3 pin. Neither should you connect a 3V3 or 5V pin to a GND pin.</text:p>
      <text:p text:style-name="P47"/>
      <text:p text:style-name="P53"><text:span text:style-name="T7">Because of that, </text:span><text:span text:style-name="T1">I like to follow some safe rules when building circuits with my R</text:span><text:span text:style-name="T10">P</text:span><text:span text:style-name="T1">i:</text:span></text:p>
      <text:p text:style-name="P61"><text:span text:style-name="T1">1</text:span><text:span text:style-name="T34">st</text:span><text:span text:style-name="T1"> – </text:span><text:span text:style-name="T9">U</text:span><text:span text:style-name="T1">se coloured cables to ease identification (red for 3V3 or 5V, black for GND, are the de facto standards);</text:span></text:p>
      <text:p text:style-name="P53"><text:span text:style-name="T8">2</text:span><text:span text:style-name="T35">nd</text:span><text:span text:style-name="T8"> </text:span><text:span text:style-name="T1">- </text:span><text:span text:style-name="T9">A</text:span><text:span text:style-name="T6">ssemble</text:span><text:span text:style-name="T33"> everything </text:span><text:span text:style-name="T22">before</text:span><text:span text:style-name="T33"> powering the R</text:span>P<text:span text:style-name="T33">i;</text:span></text:p>
      <text:p text:style-name="P45"><text:span text:style-name="T48">3</text:span><text:span text:style-name="T36">rd</text:span><text:span text:style-name="T48"> - After completing all the assembly, do</text:span>uble check <text:span text:style-name="T32">everything </text:span><text:span text:style-name="T20">before</text:span> powering the R<text:span text:style-name="T32">P</text:span>i.</text:p>
      <text:p text:style-name="P47"/>
      <text:p text:style-name="P53">I know it sounds basic and <text:span text:style-name="T51">boring</text:span>, but it can save your RPi from <text:span text:style-name="T44">malfunctioning, blocking or worse, be damaged.</text:span></text:p>
      <text:p text:style-name="P53"/>
      <text:p text:style-name="P53">I like to have a coloured printout of the GPIO pinout near my R<text:span text:style-name="T37">P</text:span>i to make it easy to <text:span text:style-name="T44">assemble and </text:span>double check everything.</text:p>
      <text:p text:style-name="P54">You can find it here</text:p>
      <text:p text:style-name="P71">http://www.raspberrypi-spy.co.uk/2014/07/raspberry-pi-b-gpio-header-details-and-pinout/</text:p>
      <text:p text:style-name="P46"/>
      <text:p text:style-name="P55">A high signal means 3V3 and a low signal means 0V (GND).</text:p>
      <text:p text:style-name="P55"/>
      <text:p text:style-name="P42">The resistors are there to limit the <text:span text:style-name="T46">electrical </text:span>current and <text:span text:style-name="T46">to </text:span>protect the R<text:span text:style-name="T17">P</text:span>i GPIO p<text:span text:style-name="T47">ins</text:span>. <text:span text:style-name="T52">They have no polarity (there is no positive or negative pins).</text:span></text:p>
      <text:p text:style-name="P56">The red LEDs are lit by activating a high signal on their <text:span text:style-name="T29">anode/positive </text:span>pin <text:span text:style-name="T49">(this is the bigger leg)</text:span>.</text:p>
      <text:p text:style-name="P56">The push-buttons, <text:span text:style-name="T53">when pressed, allow the </text:span>3V3 <text:span text:style-name="T53">voltage to be delivered to the </text:span>pins <text:span text:style-name="T53">on the other side, as one would expect.</text:span></text:p>
      <text:p text:style-name="P100">The buzzer is very simple. Just apply <text:span text:style-name="T50">a high signal </text:span>to it's positive pin (it should be marked) and it will sound <text:span text:style-name="T50">until the signal is dropped.</text:span></text:p>
      <text:p text:style-name="P100"><text:span text:style-name="T50">If the buzzer doesn't sound or sounds very weak, try removing the resistor.</text:span></text:p>
      <text:p text:style-name="P62">The 7 segment displays <text:span text:style-name="T49">I selected for this project have individual anode/positive pins but common cathode/negative/GND pins.</text:span></text:p>
      <text:p text:style-name="P100">Think of them as having 7 different LEDs (plus one for the decimal point, which is not used in this project).</text:p>
      <text:p text:style-name="P100"><text:span text:style-name="T77">If the displays are too dim replace the 1K Ohms resistor with a 220 Ohms.</text:span></text:p>
      <text:p text:style-name="P63"/>
      <text:p text:style-name="P102"><text:soft-page-break/><text:span text:style-name="T80">Teaser</text:span></text:p>
      <text:p text:style-name="P36">If you did all the assembly, you can try the game right now by using the command</text:p>
      <text:p text:style-name="P20"><text:span text:style-name="T62">sudo </text:span><text:span text:style-name="T61">python ~/ping-pongv1.py</text:span></text:p>
      <text:p text:style-name="P36">at the RPi command line.</text:p>
      <text:p text:style-name="P35"/>
      <text:p text:style-name="P18">Software</text:p>
      <text:p text:style-name="P48"><text:span text:style-name="T45">In this project, e</text:span>verything is controlled by the R<text:span text:style-name="T59">P</text:span>i through <text:span text:style-name="T67">a</text:span> Python program.</text:p>
      <text:p text:style-name="P48"/>
      <text:p text:style-name="P77">You can edit the source code using the command</text:p>
      <text:p text:style-name="P94">nano ~/ping-pongv1.py</text:p>
      <text:p text:style-name="P77">when using the <text:span text:style-name="T68">RPi </text:span>command line, or if using the GUI you can edit it with the Python<text:span text:style-name="T74">'s</text:span> IDLE editor.</text:p>
      <text:p text:style-name="P79"/>
      <text:p text:style-name="P79">The main part of the program start<text:span text:style-name="T56">s</text:span> at line 1<text:span text:style-name="T75">56</text:span>. <text:span text:style-name="T57">I'll explain it by blocks, to be easier to understand.</text:span></text:p>
      <text:p text:style-name="P79"/>
      <text:p text:style-name="P79"><text:span text:style-name="T57">The first block </text:span>define<text:span text:style-name="T57">s</text:span> the pin numbering system, like the comment (#) states :<text:span text:style-name="T57">) </text:span>and disables any warnings over previous state of the pins.</text:p>
      <text:p text:style-name="P79"><text:span text:style-name="T57">It </text:span>define<text:span text:style-name="T57">s</text:span> which pins are for input and output <text:span text:style-name="T57">and sets all output pins to low signal.</text:span></text:p>
      <text:p text:style-name="P79"/>
      <text:p text:style-name="P86">try:</text:p>
      <text:p text:style-name="P78"><text:s text:c="4"/>GPIO.setmode(GPIO.BOARD) <text:s/># setup pin numbering system</text:p>
      <text:p text:style-name="P78"><text:s text:c="4"/>GPIO.setwarnings(False)</text:p>
      <text:p text:style-name="P78"/>
      <text:p text:style-name="P78"><text:s text:c="4"/>set_in_pins(IN) <text:s/># setup input pins</text:p>
      <text:p text:style-name="P78"><text:s text:c="4"/>set_out_pins(OUT) <text:s/># setup output pins</text:p>
      <text:p text:style-name="P78"/>
      <text:p text:style-name="P78"><text:s text:c="4"/>all_low(OUT) <text:s/># clear all output pins</text:p>
      <text:p text:style-name="P76"/>
      <text:p text:style-name="P81">The second block creates a variable to keep track of the current position of the “ball” and randomly defines the starting player. In doing that it also defines the game direction (right or left), <text:span text:style-name="T60">which is used later to test for the first/last position</text:span>. <text:span text:style-name="T60">You can guess what the show_scores() function does, right?</text:span></text:p>
      <text:p text:style-name="P81"/>
      <text:p text:style-name="P80"><text:s text:c="4"/>cur_pos = random.choice([FIRST, LAST]) <text:s/># define 1st LED to be lit</text:p>
      <text:p text:style-name="P80"><text:s text:c="4"/>if cur_pos == FIRST:</text:p>
      <text:p text:style-name="P80"><text:s text:c="8"/>direction = RIGHT</text:p>
      <text:p text:style-name="P80"><text:s text:c="4"/>else:</text:p>
      <text:p text:style-name="P80"><text:s text:c="8"/>direction = LEFT</text:p>
      <text:p text:style-name="P80"/>
      <text:p text:style-name="P80"><text:s text:c="4"/>show_scores()</text:p>
      <text:p text:style-name="P56"/>
      <text:p text:style-name="P90">Next is the inner core of the program.</text:p>
      <text:p text:style-name="P83"/>
      <text:p text:style-name="P85"><text:span text:style-name="T60">This block starts with </text:span>a loop that repeats itself until one of the players reaches the maximum score possible per <text:span text:style-name="T73">game </text:span>(9 <text:span text:style-name="T73">points</text:span>). <text:span text:style-name="T69">Next it</text:span> turn<text:span text:style-name="T69">s</text:span> <text:span text:style-name="T71">the “ball” LED </text:span>on <text:span text:style-name="T71">and waits some time to allow the players to press the buttons. After that it</text:span> <text:span text:style-name="T70">turns the LED off</text:span>. Then it checks if the “ball” <text:span text:style-name="T70">is in the </text:span>final position (in either side), if not, it checks if either player pressed the button before due time, in which case the p<text:span text:style-name="T65">l</text:span>ayer loses <text:span text:style-name="T72">and a function called end_service() is called to sound the buzzer and update the displays. Otherwise it increases the “ball” position.</text:span></text:p>
      <text:p text:style-name="P82"/>
      <text:p text:style-name="P82"><text:soft-page-break/><text:s text:c="4"/>while player_1 &lt; MAX_SCORE and player_2 &lt; MAX_SCORE:</text:p>
      <text:p text:style-name="P93"><text:s text:c="8"/># light LED (ball) and pause for a little time to allow the players to</text:p>
      <text:p text:style-name="P93"><text:s text:c="8"/># press the button</text:p>
      <text:p text:style-name="P93"><text:s text:c="8"/>led_on(cur_pos)</text:p>
      <text:p text:style-name="P93"/>
      <text:p text:style-name="P82"><text:s text:c="8"/>led_off(cur_pos)</text:p>
      <text:p text:style-name="P82"/>
      <text:p text:style-name="P82"><text:s text:c="8"/>if ((direction == RIGHT and cur_pos &lt; LAST) or <text:s/># not in last position</text:p>
      <text:p text:style-name="P82"><text:s text:c="12"/>(direction == LEFT and cur_pos &gt; FIRST)): <text:s/># not in first position</text:p>
      <text:p text:style-name="P82"/>
      <text:p text:style-name="P82"><text:s text:c="12"/>if is_on(BUTTON_1): <text:s/># if button 1 was pressed player 1 loses</text:p>
      <text:p text:style-name="P82"><text:s text:c="16"/>player_2 += 1</text:p>
      <text:p text:style-name="P82"><text:s text:c="16"/>cur_pos = LAST</text:p>
      <text:p text:style-name="P82"><text:s text:c="16"/>direction = LEFT</text:p>
      <text:p text:style-name="P82"><text:s text:c="16"/>end_se<text:span text:style-name="T72">rvice</text:span>()</text:p>
      <text:p text:style-name="P82"><text:s text:c="12"/>elif is_on(BUTTON_2): <text:s/># if button 2 was pressed player 2 loses</text:p>
      <text:p text:style-name="P82"><text:s text:c="16"/>player_1 += 1</text:p>
      <text:p text:style-name="P82"><text:s text:c="16"/>cur_pos = FIRST</text:p>
      <text:p text:style-name="P82"><text:s text:c="16"/>direction = RIGHT</text:p>
      <text:p text:style-name="P82"><text:s text:c="16"/>end_se<text:span text:style-name="T72">rvice()</text:span></text:p>
      <text:p text:style-name="P82"><text:s text:c="12"/>else:</text:p>
      <text:p text:style-name="P82"><text:s text:c="16"/>cur_pos += direction <text:s/># updates position</text:p>
      <text:p text:style-name="P56"/>
      <text:p text:style-name="P84"><text:span text:style-name="T60">This block starts with </text:span>a<text:span text:style-name="T65">n else clause from the first if statement after the loop. This only executes if the ball is in the first or last position. It checks if the player pressed the button on time or not. If he did it updates the ball position in the other direction, if he didn't the score is increased for the other player and the position and direction are updated for the new game. Next the same end_service() function as before is called to sound the buzzer and update the displays.</text:span></text:p>
      <text:p text:style-name="P57"/>
      <text:p text:style-name="P86"><text:s text:c="8"/>else: <text:s/># it is the first or last position</text:p>
      <text:p text:style-name="P86"/>
      <text:p text:style-name="P86"><text:s text:c="12"/>if ((cur_pos == LAST and is_on(BUTTON_2)) or</text:p>
      <text:p text:style-name="P86"><text:s text:c="16"/>(cur_pos == FIRST and is_on(BUTTON_1))):</text:p>
      <text:p text:style-name="P86"/>
      <text:p text:style-name="P86"><text:s text:c="16"/>direction *= -1 <text:s/># change direction</text:p>
      <text:p text:style-name="P86"><text:s text:c="16"/>cur_pos += direction</text:p>
      <text:p text:style-name="P86"/>
      <text:p text:style-name="P86"><text:s text:c="12"/>else: <text:s/># player didn't push button on time</text:p>
      <text:p text:style-name="P86"/>
      <text:p text:style-name="P86"><text:s text:c="16"/>if cur_pos == FIRST: <text:s/># player 1 loses</text:p>
      <text:p text:style-name="P86"><text:s text:c="20"/>player_2 += 1</text:p>
      <text:p text:style-name="P86"><text:s text:c="20"/>cur_pos = LAST</text:p>
      <text:p text:style-name="P86"><text:s text:c="20"/>direction = LEFT</text:p>
      <text:p text:style-name="P86"><text:s text:c="16"/>else: <text:s/># player 2 loses</text:p>
      <text:p text:style-name="P86"><text:s text:c="20"/>player_1 += 1</text:p>
      <text:p text:style-name="P86"><text:s text:c="20"/>cur_pos = FIRST</text:p>
      <text:p text:style-name="P86"><text:s text:c="20"/>direction = RIGHT</text:p>
      <text:p text:style-name="P86"><text:s text:c="16"/>end_se<text:span text:style-name="T72">rvice()</text:span></text:p>
      <text:p text:style-name="P56"/>
      <text:p text:style-name="P86">The last block from the main part. The out_sequence<text:span text:style-name="T69">()</text:span> function is called after <text:span text:style-name="T69">a</text:span> player reached the maximum score (and exited the loop explained above). It is just a<text:span text:style-name="T66">n</text:span> LE<text:span text:style-name="T66">D </text:span><text:soft-page-break/><text:span text:style-name="T66">special effect to show the end of the game. The last command is the GPIO.cleanup() which is used to restore all the pins to it's pre-game state, as a good practice.</text:span></text:p>
      <text:p text:style-name="P86"/>
      <text:p text:style-name="P86"><text:s text:c="4"/>out_sequence()</text:p>
      <text:p text:style-name="P86"/>
      <text:p text:style-name="P86">except KeyboardInterrupt as error:</text:p>
      <text:p text:style-name="P86"><text:s text:c="4"/>pass</text:p>
      <text:p text:style-name="P86"/>
      <text:p text:style-name="P86">finally: <text:s/># always executed</text:p>
      <text:p text:style-name="P86"><text:s text:c="4"/>GPIO.cleanup() <text:s/># restores all pins pre-game state</text:p>
      <text:p text:style-name="P56"/>
      <text:p text:style-name="P87">The main part is enclosed in a try-except-finally block to make sure the GPIO.cleanup() function is called, even if there is an error or the user interrupts the program.</text:p>
      <text:p text:style-name="P87">Above the main part is where libraries of functions (called modules in Python) are imported, global constants (all caps) and variables are created and functions are defined.</text:p>
      <text:p text:style-name="P87">To understand the DISPLAY_1, DISPLAY2 and DIGITS_MASKS constants, check the 7 segment display documentation, otherwise they might seem strange.</text:p>
      <text:p text:style-name="P87"/>
      <text:p text:style-name="P92">Due to space restrictions I can't explain the entire source code, I hope you can understand and take this as a challenge to learn in the Recommended resources or elsewhere what every line does.</text:p>
      <text:p text:style-name="P92"/>
      <text:p text:style-name="P92">I would like to end by thanking the MagPi team for their amazing effort in giving us this regular source of information and learning.</text:p>
      <text:p text:style-name="P92">And <text:span text:style-name="T82">a spacial thank you </text:span>for this opportunity to show and explain my project.</text:p>
      <text:p text:style-name="P19"/>
      <text:p text:style-name="P37">João Matos</text:p>
      <text:p text:style-name="P19"/>
      <text:p text:style-name="P19"/>
      <text:p text:style-name="P16">Recommend<text:span text:style-name="T30">ed</text:span> resources</text:p>
      <text:p text:style-name="P16"/>
      <text:p text:style-name="P17">Raspberry Pi - General</text:p>
      <text:p text:style-name="P68">Raspberry Pi Foundation</text:p>
      <text:p text:style-name="P4"><text:span text:style-name="T41">h</text:span><text:a xlink:type="simple" xlink:href="http://www.raspberrypi.org/help/quick-start-guide/" text:style-name="Internet_20_link" text:visited-style-name="Visited_20_Internet_20_Link"><text:span text:style-name="T40">ttp://www.raspberrypi.org</text:span></text:a></text:p>
      <text:p text:style-name="P68">Raspberry Pi Foundation – Quick Start Guide</text:p>
      <text:p text:style-name="P3"><text:a xlink:type="simple" xlink:href="http://www.raspberrypi.org/help/quick-start-guide" text:style-name="Internet_20_link" text:visited-style-name="Visited_20_Internet_20_Link"><text:span text:style-name="T39">h</text:span></text:a><text:a xlink:type="simple" xlink:href="http://www.raspberrypi.org/help/quick-start-guide" text:style-name="Internet_20_link" text:visited-style-name="Visited_20_Internet_20_Link"><text:span text:style-name="T38">ttp://www.raspberrypi.org/help/quick-start-guide</text:span></text:a></text:p>
      <text:p text:style-name="P68">Raspberry Pi Foundation – microSD card setup</text:p>
      <text:p text:style-name="P8"><text:a xlink:type="simple" xlink:href="http://www.raspberrypi.org/help/noobs-setup" text:style-name="Internet_20_link" text:visited-style-name="Visited_20_Internet_20_Link"><text:span text:style-name="T43">http://www.raspberrypi.org/help/noobs-setup</text:span></text:a></text:p>
      <text:p text:style-name="P27">RasPi.TV</text:p>
      <text:p text:style-name="P27"><text:a xlink:type="simple" xlink:href="http://raspi.tv/" text:style-name="Internet_20_link" text:visited-style-name="Visited_20_Internet_20_Link"><text:span text:style-name="T23">http://raspi.tv/</text:span></text:a></text:p>
      <text:p text:style-name="P32">https://www.youtube.com/channel/UCEXoiRx_rwsMfcD0KjfiMHA</text:p>
      <text:p text:style-name="P72">Raspberry Pi Spy</text:p>
      <text:p text:style-name="P58"><text:a xlink:type="simple" xlink:href="http://www.raspberrypi-spy.co.uk/" text:style-name="Internet_20_link" text:visited-style-name="Visited_20_Internet_20_Link"><text:span text:style-name="T24">http://www.raspberrypi-spy.co.uk/</text:span></text:a></text:p>
      <text:p text:style-name="P95"><text:span text:style-name="T43">T</text:span><text:span text:style-name="T42">he Raspberry Pi Guy</text:span></text:p>
      <text:p text:style-name="P64"><text:a xlink:type="simple" xlink:href="https://www.youtube.com/channel/UCfY8sl5Q6VKndz0nLaGygPw" text:style-name="Internet_20_link" text:visited-style-name="Visited_20_Internet_20_Link"><text:span text:style-name="T23">https://www.youtube.com/channel/UCfY8sl5Q6VKndz0nLaGygPw</text:span></text:a></text:p>
      <text:p text:style-name="P73">Raspberry Pi IV Beginners</text:p>
      <text:p text:style-name="P64"><text:a xlink:type="simple" xlink:href="https://www.youtube.com/channel/UCRAvo5cQWyfog8nRzlf_jWg" text:style-name="Internet_20_link" text:visited-style-name="Visited_20_Internet_20_Link"><text:span text:style-name="T23">https://www.youtube.com/channel/UCRAvo5cQWyfog8nRzlf_jWg</text:span></text:a></text:p>
      <text:p text:style-name="P74">Pi Weekly</text:p>
      <text:p text:style-name="P65"><text:a xlink:type="simple" xlink:href="http://piweekly.net/" text:style-name="Internet_20_link" text:visited-style-name="Visited_20_Internet_20_Link"><text:span text:style-name="T23">http://piweekly.net/</text:span></text:a></text:p>
      <text:p text:style-name="P72">Raspberry Pi Wiki Hub</text:p>
      <text:p text:style-name="P72">http://elinux.org/R-Pi_Hub</text:p>
      <text:p text:style-name="P72">Raspberry Pi B+ GPIO Header Details And Pinout</text:p>
      <text:p text:style-name="P72"><text:soft-page-break/>http://www.raspberrypi-spy.co.uk/2014/07/raspberry-pi-b-gpio-header-details-and-pinout/</text:p>
      <text:p text:style-name="P58">Understanding Outputs</text:p>
      <text:p text:style-name="P58">http://www.thebox.myzen.co.uk/Raspberry/Understanding_Outputs.html</text:p>
      <text:p text:style-name="P60">Fritzing – open source, free software to design circuits (breadboard, schematics and PCB)</text:p>
      <text:p text:style-name="P10"><text:a xlink:type="simple" xlink:href="http://fritzing.org/download/" text:style-name="Internet_20_link" text:visited-style-name="Visited_20_Internet_20_Link"><text:span text:style-name="T43">http://fritzing.org/download/</text:span></text:a></text:p>
      <text:p text:style-name="P73"/>
      <text:p text:style-name="P17">Raspberry Pi - Advanced</text:p>
      <text:p text:style-name="P75">Ohm's Law and Ohms Law Calculator</text:p>
      <text:p text:style-name="P75">http://diyaudioprojects.com/Technical/Ohms-Law/</text:p>
      <text:p text:style-name="P75">Resistor color code calculator</text:p>
      <text:p text:style-name="P9"><text:a xlink:type="simple" xlink:href="http://www.hobby-hour.com/electronics/resistorcalculator.php" text:style-name="Internet_20_link" text:visited-style-name="Visited_20_Internet_20_Link"><text:span text:style-name="T42">http://www.hobby-hour.com/electronics/resistorcalculator.php</text:span></text:a></text:p>
      <text:p text:style-name="P29"><text:span text:style-name="T55">7 </text:span>segment display</text:p>
      <text:p text:style-name="P5"><text:a xlink:type="simple" xlink:href="https://en.wikipedia.org/wiki/Seven-segment_display" text:style-name="Internet_20_link" text:visited-style-name="Visited_20_Internet_20_Link"><text:span text:style-name="T40">https://en.wikipedia.org/wiki/Seven-segment_display</text:span></text:a></text:p>
      <text:p text:style-name="P69">LED</text:p>
      <text:p text:style-name="P6"><text:a xlink:type="simple" xlink:href="https://en.wikipedia.org/wiki/Light-emitting_diode" text:style-name="Internet_20_link" text:visited-style-name="Visited_20_Internet_20_Link"><text:span text:style-name="T40">https://en.wikipedia.org/wiki/Light-emitting_diode</text:span></text:a></text:p>
      <text:p text:style-name="P69">Resistor</text:p>
      <text:p text:style-name="P6"><text:a xlink:type="simple" xlink:href="https://en.wikipedia.org/wiki/Resistor" text:style-name="Internet_20_link" text:visited-style-name="Visited_20_Internet_20_Link"><text:span text:style-name="T40">https://en.wikipedia.org/wiki/Resistor</text:span></text:a></text:p>
      <text:p text:style-name="P69">Buzzer</text:p>
      <text:p text:style-name="P69">https://en.wikipedia.org/wiki/Buzzer</text:p>
      <text:p text:style-name="P60"><text:span text:style-name="T24">G</text:span><text:span text:style-name="T23">PIO Electrical Specifications</text:span></text:p>
      <text:p text:style-name="P10"><text:a xlink:type="simple" xlink:href="http://www.mosaic-industries.com/embedded-systems/microcontroller-projects/raspberry-pi/gpio-pin-electrical-specifications" text:style-name="Internet_20_link" text:visited-style-name="Visited_20_Internet_20_Link"><text:span text:style-name="T42">http://www.mosaic-industries.com/embedded-systems/microcontroller-projects/raspberry-pi/gpio-pin-electrical-specifications</text:span></text:a></text:p>
      <text:p text:style-name="P59"><text:span text:style-name="T23">Electronics Hub – </text:span><text:span text:style-name="T25">check the tutorials</text:span></text:p>
      <text:p text:style-name="P28">http://www.electronicshub.org/#</text:p>
      <text:p text:style-name="P30">Fundamentals of Electricity – Electronics 101</text:p>
      <text:p text:style-name="P30">http://electronicstheory.com/COURSES/ELECTRONICS/e101-1.htm</text:p>
      <text:p text:style-name="P30">Circuit simulator applet</text:p>
      <text:p text:style-name="P1"><text:a xlink:type="simple" xlink:href="http://www.falstad.com/circuit/" text:style-name="Internet_20_link" text:visited-style-name="Visited_20_Internet_20_Link"><text:span text:style-name="T38">www.falstad.com/circuit/</text:span></text:a></text:p>
      <text:p text:style-name="P30"/>
      <text:p text:style-name="P17">Python</text:p>
      <text:p text:style-name="P34">Python Software Foundation</text:p>
      <text:p text:style-name="P34">https://www.python.org/</text:p>
      <text:p text:style-name="P34">Welcome to Python for you and me</text:p>
      <text:p text:style-name="P34"><text:a xlink:type="simple" xlink:href="http://pymbook.readthedocs.org/en/latest/" text:style-name="Internet_20_link" text:visited-style-name="Visited_20_Internet_20_Link"><text:span text:style-name="T23">http://pymbook.readthedocs.org/en/latest/</text:span></text:a></text:p>
      <text:p text:style-name="P34">Python Practice Book</text:p>
      <text:p text:style-name="P34">http://anandology.com/python-practice-book/index.html</text:p>
      <text:p text:style-name="P33">Trevor Payne<text:span text:style-name="T54">'s</text:span> Let's Learn Python</text:p>
      <text:p text:style-name="P33">https://www.youtube.com/channel/UCPme28sMOcWS50CgtTWUZIw</text:p>
      <text:p text:style-name="P33">NamonHaxhiu</text:p>
      <text:p text:style-name="P33"><text:a xlink:type="simple" xlink:href="https://www.youtube.com/channel/UCC0Pk1eeR34sp5LriNP3ugg" text:style-name="Internet_20_link" text:visited-style-name="Visited_20_Internet_20_Link"><text:span text:style-name="T23">https://www.youtube.com/channel/UCC0Pk1eeR34sp5LriNP3ugg</text:span></text:a></text:p>
      <text:p text:style-name="P33">PythonWeekly</text:p>
      <text:p text:style-name="P33"><text:a xlink:type="simple" xlink:href="https://www.youtube.com/channel/UCKtqX6p8wjeB--5OKU520ZQ" text:style-name="Internet_20_link" text:visited-style-name="Visited_20_Internet_20_Link"><text:span text:style-name="T23">https://www.youtube.com/channel/UCKtqX6p8wjeB--5OKU520ZQ</text:span></text:a></text:p>
      <text:p text:style-name="P33">Pycoder's Weekly newsletter</text:p>
      <text:p text:style-name="P33"><text:a xlink:type="simple" xlink:href="http://pycoders.com/" text:style-name="Internet_20_link" text:visited-style-name="Visited_20_Internet_20_Link"><text:span text:style-name="T23">http://pycoders.com/</text:span></text:a></text:p>
      <text:p text:style-name="P33">Python Weekly newsletter</text:p>
      <text:p text:style-name="P33"><text:a xlink:type="simple" xlink:href="http://www.pythonweekly.com/" text:style-name="Internet_20_link" text:visited-style-name="Visited_20_Internet_20_Link"><text:span text:style-name="T23">http://www.pythonweekly.com/</text:span></text:a></text:p>
      <text:p text:style-name="P34">Free books</text:p>
      <text:p text:style-name="P34"><text:a xlink:type="simple" xlink:href="http://readwrite.com/2011/03/25/python-is-an-increasingly-popu" text:style-name="Internet_20_link" text:visited-style-name="Visited_20_Internet_20_Link"><text:span text:style-name="T23">http://readwrite.com/2011/03/25/python-is-an-increasingly-popu</text:span></text:a></text:p>
      <text:p text:style-name="P34"><text:a xlink:type="simple" xlink:href="http://inventwithpython.com/bookshelf/" text:style-name="Internet_20_link" text:visited-style-name="Visited_20_Internet_20_Link"><text:span text:style-name="T23">http://inventwithpython.com/bookshelf/</text:span></text:a></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3T13:28:52.471000000</meta:creation-date>
    <dc:date>2015-01-26T19:08:54.238000000</dc:date>
    <meta:editing-duration>PT11H23M39S</meta:editing-duration>
    <meta:editing-cycles>97</meta:editing-cycles>
    <meta:generator>LibreOffice/4.3.5.2$Windows_x86 LibreOffice_project/3a87456aaa6a95c63eea1c1b3201acedf0751bd5</meta:generator>
    <meta:print-date>2015-01-26T18:52:54.623000000</meta:print-date>
    <meta:document-statistic meta:table-count="0" meta:image-count="0" meta:object-count="0" meta:page-count="6" meta:paragraph-count="201" meta:word-count="1866" meta:character-count="12603" meta:non-whitespace-character-count="10368"/>
  </office:meta>
</office:document-meta>
</file>